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itle">
      <style:text-properties style:font-name="Arial" officeooo:rsid="0002ccdc" officeooo:paragraph-rsid="0002ccdc"/>
    </style:style>
    <style:style style:name="P2" style:family="paragraph" style:parent-style-name="Heading_20_1">
      <style:text-properties style:font-name="Arial" officeooo:rsid="0002ccdc" officeooo:paragraph-rsid="0002ccdc"/>
    </style:style>
    <style:style style:name="P3" style:family="paragraph" style:parent-style-name="Heading_20_1">
      <style:text-properties style:font-name="Arial" officeooo:rsid="0005372d" officeooo:paragraph-rsid="0005372d"/>
    </style:style>
    <style:style style:name="P4" style:family="paragraph" style:parent-style-name="Text_20_body" style:list-style-name="L1">
      <style:text-properties style:font-name="Arial" officeooo:rsid="0002ccdc" officeooo:paragraph-rsid="0002ccdc"/>
    </style:style>
    <style:style style:name="P5" style:family="paragraph" style:parent-style-name="Text_20_body" style:list-style-name="L2">
      <style:text-properties style:font-name="Arial" officeooo:rsid="00038271" officeooo:paragraph-rsid="00038271"/>
    </style:style>
    <style:style style:name="P6" style:family="paragraph" style:parent-style-name="Text_20_body" style:list-style-name="L2">
      <style:text-properties style:font-name="Arial" officeooo:rsid="00042c24" officeooo:paragraph-rsid="00042c24"/>
    </style:style>
    <style:style style:name="P7" style:family="paragraph" style:parent-style-name="Text_20_body" style:list-style-name="L3">
      <style:text-properties style:font-name="Arial" officeooo:rsid="00042c24" officeooo:paragraph-rsid="00042c24"/>
    </style:style>
    <style:style style:name="P8" style:family="paragraph" style:parent-style-name="Text_20_body" style:list-style-name="L4">
      <style:text-properties style:font-name="Arial" officeooo:rsid="0005372d" officeooo:paragraph-rsid="0005372d"/>
    </style:style>
    <style:style style:name="P9" style:family="paragraph" style:parent-style-name="Text_20_body" style:list-style-name="L5">
      <style:text-properties style:font-name="Arial" officeooo:rsid="0005372d" officeooo:paragraph-rsid="0005372d"/>
    </style:style>
    <style:style style:name="P10" style:family="paragraph" style:parent-style-name="Text_20_body">
      <style:text-properties style:font-name="Arial" officeooo:rsid="0005372d" officeooo:paragraph-rsid="0005372d"/>
    </style:style>
    <style:style style:name="P11" style:family="paragraph" style:parent-style-name="Text_20_body" style:list-style-name="L5">
      <style:text-properties style:font-name="Arial" officeooo:rsid="0006f204" officeooo:paragraph-rsid="0006f204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officeooo:rsid="0002ccdc"/>
    </style:style>
    <style:style style:name="T3" style:family="text">
      <style:text-properties officeooo:rsid="00042c24"/>
    </style:style>
    <style:style style:name="T4" style:family="text">
      <style:text-properties officeooo:rsid="0002cc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ities</text:p>
      <text:h text:style-name="P2" text:outline-level="1">Bike user</text:h>
      <text:list xml:id="list1385682774" text:style-name="L1">
        <text:list-item>
          <text:p text:style-name="P4">Book 1 or more places for his bikes</text:p>
        </text:list-item>
        <text:list-item>
          <text:p text:style-name="P4">Delete a booking he has made</text:p>
        </text:list-item>
      </text:list>
      <text:h text:style-name="P2" text:outline-level="1">Bus driver</text:h>
      <text:list xml:id="list1253974678" text:style-name="L2">
        <text:list-item>
          <text:p text:style-name="P5">Know how much booking are made for his trips <text:span text:style-name="T3">(to take the trailer or not)</text:span></text:p>
        </text:list-item>
        <text:list-item>
          <text:p text:style-name="P6">Access the website with a common login (all bus driver have the same login/password)</text:p>
        </text:list-item>
      </text:list>
      <text:h text:style-name="P2" text:outline-level="1">Zone admin</text:h>
      <text:list xml:id="list1341944654" text:style-name="L3">
        <text:list-item>
          <text:p text:style-name="P7"><text:span text:style-name="T4">A</text:span>dd a line to a specific zone</text:p>
        </text:list-item>
        <text:list-item>
          <text:p text:style-name="P7">See statistics about his zone</text:p>
        </text:list-item>
      </text:list>
      <text:h text:style-name="P2" text:outline-level="1">System admin</text:h>
      <text:list xml:id="list1071132528" text:style-name="L4">
        <text:list-item>
          <text:p text:style-name="P8"><text:span text:style-name="T4">S</text:span>ame permissions as zone admin</text:p>
        </text:list-item>
        <text:list-item>
          <text:p text:style-name="P8">Can add/remove an admin to a zone</text:p>
        </text:list-item>
        <text:list-item>
          <text:p text:style-name="P8">Add a new zone to the system</text:p>
        </text:list-item>
      </text:list>
      <text:h text:style-name="P3" text:outline-level="1">System</text:h>
      <text:list xml:id="list3448509751" text:style-name="L5">
        <text:list-item>
          <text:p text:style-name="P11">SBB DATASET: station (Didok), Linie</text:p>
        </text:list-item>
        <text:list-item>
          <text:p text:style-name="P9">Check hour and date to ensure that the trip exists</text:p>
        </text:list-item>
      </text:list>
      <text:p text:style-name="P10"><text:a xlink:type="simple" xlink:href="https://data.sbb.ch/explore/dataset/station-didok/table/" text:style-name="Internet_20_link" text:visited-style-name="Visited_20_Internet_20_Link">https://data.sbb.ch/explore/dataset/station-didok/table/</text:a></text:p>
      <text:p text:style-name="P10"><text:a xlink:type="simple" xlink:href="https://data.sbb.ch/explore/dataset/didok-liste/table/" text:style-name="Internet_20_link" text:visited-style-name="Visited_20_Internet_20_Link">https://data.sbb.ch/explore/dataset/didok-liste/table/</text:a></text:p>
      <text:p text:style-name="P10"><text:a xlink:type="simple" xlink:href="https://data.sbb.ch/explore/dataset/linie/table/?sort=-linie" text:style-name="Internet_20_link" text:visited-style-name="Visited_20_Internet_20_Link">https://data.sbb.ch/explore/dataset/linie/table/?sort=-linie</text:a></text:p>
      <text:p text:style-name="P10"><text:a xlink:type="simple" xlink:href="https://data.sbb.ch/explore/dataset/train-line/table/?sort=-linie" text:style-name="Internet_20_link" text:visited-style-name="Visited_20_Internet_20_Link">https://data.sbb.ch/explore/dataset/train-line/table/?sort=-linie</text:a></text:p>
      <text:p text:style-name="P10"><text:a xlink:type="simple" xlink:href="http://transport-beta.opendata.ch/" text:style-name="Internet_20_link" text:visited-style-name="Visited_20_Internet_20_Link">http://transport-beta.opendata.ch/</text:a></text:p>
      <text:p text:style-name="P10"><text:a xlink:type="simple" xlink:href="https://timetable.search.ch/api/route.en.json?from=sierre&amp;to=zinal" text:style-name="Internet_20_link" text:visited-style-name="Visited_20_Internet_20_Link">https://timetable.search.ch/api/route.en.json?from=sierre&amp;to=zinal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9:59:37.676808010</meta:creation-date>
    <dc:date>2017-09-22T11:26:29.846287204</dc:date>
    <meta:editing-duration>PT13M17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23" meta:word-count="116" meta:character-count="862" meta:non-whitespace-character-count="780"/>
  </office:meta>
</office:document-meta>
</file>